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92f" officeooo:paragraph-rsid="000cc92f"/>
    </style:style>
    <style:style style:name="T1" style:family="text">
      <style:text-properties officeooo:rsid="000e6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er photo (treatment room)</text:p>
      <text:p text:style-name="P1"/>
      <text:p text:style-name="P1">MacKenzie Approach Card *** <text:span text:style-name="T1">(40-60 words)</text:span></text:p>
      <text:p text:style-name="P1"/>
      <text:p text:style-name="P1">About Page (blurb, mission, Lee) ***</text:p>
      <text:p text:style-name="P1"/>
      <text:p text:style-name="P1">Services</text:p>
      <text:p text:style-name="P1">Headache ***</text:p>
      <text:p text:style-name="P1">Back pain ***</text:p>
      <text:p text:style-name="P1">Upper limb pain ***</text:p>
      <text:p text:style-name="P1">Lower limb pain ***</text:p>
      <text:p text:style-name="P1"/>
      <text:p text:style-name="P1">NDIS ***</text:p>
      <text:p text:style-name="P1"/>
      <text:p text:style-name="P1">Testimonials (mechanical diagnosis, “approach was fresh and new. Now I can self-manage.”) ***</text:p>
      <text:p text:style-name="P1"/>
      <text:p text:style-name="P1"/>
      <text:p text:style-name="P1"/>
      <text:p text:style-name="P1">SERVICES <text:s text:c="3"/>NDIS <text:s text:c="3"/>ABOUT <text:s text:c="3"/>TESTIMONIA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8T19:56:49.959000000</meta:creation-date>
    <dc:date>2024-10-08T20:21:33.925000000</dc:date>
    <meta:editing-duration>PT1M59S</meta:editing-duration>
    <meta:editing-cycles>1</meta:editing-cycles>
    <meta:document-statistic meta:table-count="0" meta:image-count="0" meta:object-count="0" meta:page-count="1" meta:paragraph-count="11" meta:word-count="49" meta:character-count="318" meta:non-whitespace-character-count="271"/>
    <meta:generator>LibreOffice/7.2.1.2$Windows_X86_64 LibreOffice_project/87b77fad49947c1441b67c559c339af8f3517e22</meta:generator>
  </office:meta>
</office:document-meta>
</file>